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e7456"/>
    </style:style>
    <style:style style:name="P2" style:family="paragraph" style:parent-style-name="Standard">
      <style:paragraph-properties fo:text-align="start" style:justify-single-word="false"/>
      <style:text-properties fo:font-size="12pt" officeooo:rsid="001e7456" officeooo:paragraph-rsid="001e7456" style:font-size-asian="10.5pt" style:font-size-complex="12pt"/>
    </style:style>
    <style:style style:name="P3" style:family="paragraph" style:parent-style-name="Standard" style:list-style-name="L4">
      <style:paragraph-properties fo:text-align="start" style:justify-single-word="false"/>
      <style:text-properties fo:font-size="12pt" officeooo:rsid="00202598" officeooo:paragraph-rsid="00202598" style:font-size-asian="10.5pt" style:font-size-complex="12pt"/>
    </style:style>
    <style:style style:name="P4" style:family="paragraph" style:parent-style-name="Standard" style:list-style-name="L4">
      <style:paragraph-properties fo:text-align="start" style:justify-single-word="false"/>
      <style:text-properties fo:font-size="12pt" officeooo:rsid="00221e6a" officeooo:paragraph-rsid="00221e6a" style:font-size-asian="10.5pt" style:font-size-complex="12pt"/>
    </style:style>
    <style:style style:name="P5" style:family="paragraph" style:parent-style-name="Standard" style:list-style-name="L4">
      <style:paragraph-properties fo:text-align="start" style:justify-single-word="false"/>
      <style:text-properties fo:font-size="12pt" officeooo:rsid="0022cada" officeooo:paragraph-rsid="0022cada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officeooo:paragraph-rsid="001e7456"/>
    </style:style>
    <style:style style:name="P7" style:family="paragraph" style:parent-style-name="Standard" style:list-style-name="L3">
      <style:paragraph-properties fo:text-align="start" style:justify-single-word="false"/>
      <style:text-properties officeooo:paragraph-rsid="001e7456"/>
    </style:style>
    <style:style style:name="P8" style:family="paragraph" style:parent-style-name="Standard" style:list-style-name="L3">
      <style:paragraph-properties fo:text-align="start" style:justify-single-word="false"/>
      <style:text-properties officeooo:rsid="001e7456" officeooo:paragraph-rsid="001e7456"/>
    </style:style>
    <style:style style:name="P9" style:family="paragraph" style:parent-style-name="Standard">
      <style:paragraph-properties fo:text-align="start" style:justify-single-word="false"/>
      <style:text-properties officeooo:rsid="001e7456" officeooo:paragraph-rsid="001e7456"/>
    </style:style>
    <style:style style:name="P10" style:family="paragraph" style:parent-style-name="Standard" style:list-style-name="L3">
      <style:paragraph-properties fo:text-align="start" style:justify-single-word="false"/>
      <style:text-properties officeooo:rsid="00242055" officeooo:paragraph-rsid="00242055"/>
    </style:style>
    <style:style style:name="P11" style:family="paragraph" style:parent-style-name="Header">
      <style:text-properties officeooo:rsid="001e7456" officeooo:paragraph-rsid="001e7456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officeooo:rsid="001e7456" style:font-size-asian="21pt" style:font-size-complex="24pt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fo:font-size="12pt" officeooo:rsid="001e7456" style:font-size-asian="10.5pt" style:font-size-complex="12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8pt" style:font-size-asian="18pt" style:font-size-complex="18pt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Planification</text:span></text:p>
      <text:p text:style-name="P1"><text:span text:style-name="T2"/></text:p>
      <text:p text:style-name="P6"><text:span text:style-name="T4">Premiere séance : </text:span></text:p>
      <text:list xml:id="list3111448513354564682" text:style-name="L3">
        <text:list-item>
          <text:p text:style-name="P7"><text:span text:style-name="T4">création du vaisseaux (Valentin/Thibaut)</text:span></text:p>
        </text:list-item>
        <text:list-item>
          <text:p text:style-name="P8"><text:span text:style-name="T3">application du mouvement au vaissseau (Thibaut)</text:span></text:p>
        </text:list-item>
        <text:list-item>
          <text:p text:style-name="P8"><text:span text:style-name="T3">debut du livrable (Valentin)</text:span></text:p>
        </text:list-item>
        <text:list-item>
          <text:p text:style-name="P10"><text:span text:style-name="T3">Tentative de création de la base de données (Valentin)</text:span></text:p>
        </text:list-item>
      </text:list>
      <text:p text:style-name="P9"><text:span text:style-name="T3"><text:tab/></text:span><text:span text:style-name="T6">« BLOCUS »</text:span></text:p>
      <text:p text:style-name="P2">séances suivante :</text:p>
      <text:list xml:id="list2339300682670211050" text:style-name="L4">
        <text:list-item>
          <text:p text:style-name="P3">création des monstres (Valentin/Thibaut)</text:p>
        </text:list-item>
        <text:list-item>
          <text:p text:style-name="P3">Mouvement des monstres (Thibaut)</text:p>
        </text:list-item>
        <text:list-item>
          <text:p text:style-name="P3">Laser du vaisseaux et des monstres (Thibaut)</text:p>
        </text:list-item>
        <text:list-item>
          <text:p text:style-name="P3">suite du livrable (Valentin)</text:p>
        </text:list-item>
        <text:list-item>
          <text:p text:style-name="P3">Mode d’emploi (Valentin)</text:p>
        </text:list-item>
        <text:list-item>
          <text:p text:style-name="P3">Planification (Valentin)</text:p>
        </text:list-item>
        <text:list-item>
          <text:p text:style-name="P3">création des menus début et fin (Thibaut/Valentin)</text:p>
        </text:list-item>
        <text:list-item>
          <text:p text:style-name="P4">codage des liens des menus (Thibaut)</text:p>
        </text:list-item>
        <text:list-item>
          <text:p text:style-name="P5">essaye de nouvelle fonctions a ajouter (Thibaut/valentin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e7456" officeooo:paragraph-rsid="001e7456"/>
    </style:style>
    <style:style style:name="MT1" style:family="text">
      <style:text-properties fo:font-size="20pt" style:font-size-asian="20pt" style:font-size-complex="20pt"/>
    </style:style>
    <style:style style:name="MT2" style:family="text">
      <style:text-properties fo:font-size="24pt" style:font-size-asian="24pt" style:font-size-complex="24pt"/>
    </style:style>
    <style:style style:name="MT3" style:family="text">
      <style:text-properties fo:font-size="12pt" style:font-size-asian="10.5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Leneveu Thibaut<text:tab/><text:span text:style-name="MT1">Dossier Space invadors</text:span><text:span text:style-name="MT2"><text:tab/></text:span><text:span text:style-name="MT3">PPE</text:span></text:p>
        <text:p text:style-name="MP1">Blanchet Valenti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2T14:52:13.040000000</meta:creation-date>
    <dc:date>2018-02-22T16:27:44.483000000</dc:date>
    <meta:editing-duration>PT25M8S</meta:editing-duration>
    <meta:editing-cycles>2</meta:editing-cycles>
    <meta:generator>LibreOffice/5.2.7.2$Windows_x86 LibreOffice_project/2b7f1e640c46ceb28adf43ee075a6e8b8439ed10</meta:generator>
    <meta:document-statistic meta:table-count="0" meta:image-count="0" meta:object-count="0" meta:page-count="1" meta:paragraph-count="19" meta:word-count="98" meta:character-count="636" meta:non-whitespace-character-count="568"/>
  </office:meta>
</office:document-meta>
</file>